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7e26" officeooo:paragraph-rsid="00067e26"/>
    </style:style>
    <style:style style:name="P2" style:family="paragraph" style:parent-style-name="Standard">
      <style:text-properties officeooo:rsid="00067e26" officeooo:paragraph-rsid="00067e26"/>
    </style:style>
    <style:style style:name="P3" style:family="paragraph" style:parent-style-name="Standard">
      <style:text-properties officeooo:rsid="000775e2" officeooo:paragraph-rsid="000775e2"/>
    </style:style>
    <style:style style:name="T1" style:family="text">
      <style:text-properties style:font-name="Liberation Serif"/>
    </style:style>
    <style:style style:name="T2" style:family="text">
      <style:text-properties style:text-position="sub 58%" style:font-name="Liberation Serif1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text-position="0% 100%" style:font-name="Liberation Serif1"/>
    </style:style>
    <style:style style:name="T5" style:family="text">
      <style:text-properties officeooo:rsid="000775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A) 211.4 g</text:p>
      <text:p text:style-name="P1">B) 0.<text:span text:style-name="T5">808</text:span>g</text:p>
      <text:p text:style-name="P1">C) Omdat een systematisch fout een fout op alle metingen zou hebben, alle metingen zouden dan op de verkeerde plek zitten en dus het gemiddelde van die metingen ook.</text:p>
      <text:p text:style-name="P1">D) 0.2<text:span text:style-name="T5">56</text:span> g</text:p>
      <text:p text:style-name="P1">E) 211.4 +- 0.<text:span text:style-name="T5">3</text:span> g</text:p>
      <text:p text:style-name="P1"/>
      <text:p text:style-name="P1">2.</text:p>
      <text:p text:style-name="P1">A) Mean = 17.<text:span text:style-name="T5">58</text:span>, stderr = 0.<text:span text:style-name="T5">80</text:span></text:p>
      <text:p text:style-name="P1">B) <text:span text:style-name="T5">sample std/sqrt(n) = 0.5</text:span></text:p>
      <text:p text:style-name="P3">samplestd/0.5=sqrt(n)</text:p>
      <text:p text:style-name="P3">n=(samplestd/0.5)^2</text:p>
      <text:p text:style-name="P3">n=(2.53/0.5)^2</text:p>
      <text:p text:style-name="P3">n=25.6</text:p>
      <text:p text:style-name="P3">25.6 – 10 = 15.6</text:p>
      <text:p text:style-name="P3"/>
      <text:p text:style-name="P3">Dus je moet nog 15x meer meten.</text:p>
      <text:p text:style-name="P3"/>
      <text:p text:style-name="P1">3.</text:p>
      <text:p text:style-name="P1">A) Mean = 1.01 mm, stderr = 0.0<text:span text:style-name="T5">4</text:span> mm</text:p>
      <text:p text:style-name="P1">B) Student A is right if talking about standard error. To make it smaller you want to do as many measurements as possible. So that <text:span text:style-name="T1">σ</text:span><text:span text:style-name="T3">x</text:span><text:span text:style-name="T2"> = </text:span><text:span text:style-name="T4">s/sqrt(n) is as small as possible. The external measurement was 0.01mm, so you want to keep measuring till you get closer to that.</text:span></text:p>
      <text:p text:style-name="P1"/>
      <text:p text:style-name="P1">4.</text:p>
      <text:p text:style-name="P1">A) Same</text:p>
      <text:p text:style-name="P1">B) Decrease</text:p>
      <text:p text:style-name="P1">C) Increas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3T14:29:21.299000000</meta:creation-date>
    <dc:date>2023-09-13T16:58:57.608000000</dc:date>
    <meta:editing-duration>PT53M49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2" meta:word-count="138" meta:character-count="713" meta:non-whitespace-character-count="596"/>
  </office:meta>
</office:document-meta>
</file>